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63a4" officeooo:paragraph-rsid="000c63a4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2">
      <style:text-properties officeooo:rsid="000c63a4" officeooo:paragraph-rsid="000c63a4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mbus Sans L License:</text:p>
      <text:p text:style-name="P1"/>
      <text:h text:style-name="P3" text:outline-level="2">GNU General Public License v2.00</text:h>
      <text:p text:style-name="Text_20_body"><text:span text:style-name="Emphasis">This license can also be found at this permalink: </text:span><text:a xlink:type="simple" xlink:href="https://www.fontsquirrel.com/license/nimbus-sans-l" text:style-name="Internet_20_link" text:visited-style-name="Visited_20_Internet_20_Link"><text:span text:style-name="Emphasis">https://www.fontsquirrel.com/license/nimbus-sans-l</text:span></text:a></text:p>
      <text:p text:style-name="Text_20_body">GNU GENERAL PUBLIC LICENSE<text:line-break/>    Version 2, June 1991</text:p>
      <text:p text:style-name="Text_20_body">Copyright (C) 1989, 1991 Free Software Foundation, Inc.<text:line-break/>    59 Temple Place, Suite 330, Boston, MA 02111-1307 USA<text:line-break/>Everyone is permitted to copy and distribute verbatim copies<text:line-break/>of this license document, but changing it is not allowed.</text:p>
      <text:p text:style-name="Text_20_body">  Preamble</text:p>
      <text:p text:style-name="Text_20_body">  The licenses for most software are designed to take away your<text:line-break/>freedom to share and change it.  By contrast, the GNU General Public<text:line-break/>License is intended to guarantee your freedom to share and change free<text:line-break/>software—to make sure the software is free for all its users.  This<text:line-break/>General Public License applies to most of the Free Software<text:line-break/>Foundation’s software and to any other program whose authors commit to<text:line-break/>using it.  (Some other Free Software Foundation software is covered by<text:line-break/>the GNU Library General Public License instead.)  You can apply it to<text:line-break/>your programs, too.</text:p>
      <text:p text:style-name="Text_20_body">  When we speak of free software, we are referring to freedom, not<text:line-break/>price.  Our General Public Licenses are designed to make sure that you<text:line-break/>have the freedom to distribute copies of free software (and charge for<text:line-break/>this service if you wish), that you receive source code or can get it<text:line-break/>if you want it, that you can change the software or use pieces of it<text:line-break/>in new free programs; and that you know you can do these things.</text:p>
      <text:p text:style-name="Text_20_body">  To protect your rights, we need to make restrictions that forbid<text:line-break/>anyone to deny you these rights or to ask you to surrender the rights.<text:line-break/>These restrictions translate to certain responsibilities for you if you<text:line-break/>distribute copies of the software, or if you modify it.</text:p>
      <text:p text:style-name="Text_20_body">  For example, if you distribute copies of such a program, whether<text:line-break/>gratis or for a fee, you must give the recipients all the rights that<text:line-break/>you have.  You must make sure that they, too, receive or can get the<text:line-break/>source code.  And you must show them these terms so they know their<text:line-break/>rights.</text:p>
      <text:p text:style-name="Text_20_body">  We protect your rights with two steps: (1) copyright the software, and<text:line-break/>(2) offer you this license which gives you legal permission to copy,<text:line-break/>distribute and/or modify the software.</text:p>
      <text:p text:style-name="Text_20_body"><text:soft-page-break/>  Also, for each author’s protection and ours, we want to make certain<text:line-break/>that everyone understands that there is no warranty for this free<text:line-break/>software.  If the software is modified by someone else and passed on, we<text:line-break/>want its recipients to know that what they have is not the original, so<text:line-break/>that any problems introduced by others will not reflect on the original<text:line-break/>authors’ reputations.</text:p>
      <text:p text:style-name="Text_20_body">  Finally, any free program is threatened constantly by software<text:line-break/>patents.  We wish to avoid the danger that redistributors of a free<text:line-break/>program will individually obtain patent licenses, in effect making the<text:line-break/>program proprietary.  To prevent this, we have made it clear that any<text:line-break/>patent must be licensed for everyone’s free use or not licensed at all.</text:p>
      <text:p text:style-name="Text_20_body">  The precise terms and conditions for copying, distribution and<text:line-break/>modification follow.</text:p>
      <text:p text:style-name="P2">  GNU GENERAL PUBLIC LICENSE<text:line-break/>  TERMS AND CONDITIONS FOR COPYING, DISTRIBUTION AND MODIFICATION</text:p>
      <text:p text:style-name="Text_20_body">  0. This License applies to any program or other work which contains<text:line-break/>a notice placed by the copyright holder saying it may be distributed<text:line-break/>under the terms of this General Public License.  The “Program”, below,<text:line-break/>refers to any such program or work, and a “work based on the Program”<text:line-break/>means either the Program or any derivative work under copyright law:<text:line-break/>that is to say, a work containing the Program or a portion of it,<text:line-break/>either verbatim or with modifications and/or translated into another<text:line-break/>language.  (Hereinafter, translation is included without limitation in<text:line-break/>the term “modification”.)  Each licensee is addressed as “you”.</text:p>
      <text:p text:style-name="Text_20_body">Activities other than copying, distribution and modification are not<text:line-break/>covered by this License; they are outside its scope.  The act of<text:line-break/>running the Program is not restricted, and the output from the Program<text:line-break/>is covered only if its contents constitute a work based on the<text:line-break/>Program (independent of having been made by running the Program).<text:line-break/>Whether that is true depends on what the Program does.</text:p>
      <text:p text:style-name="Text_20_body">  1. You may copy and distribute verbatim copies of the Program’s<text:line-break/>source code as you receive it, in any medium, provided that you<text:line-break/>conspicuously and appropriately publish on each copy an appropriate<text:line-break/>copyright notice and disclaimer of warranty; keep intact all the<text:line-break/>notices that refer to this License and to the absence of any warranty;<text:line-break/>and give any other recipients of the Program a copy of this License<text:line-break/>along with the Program.</text:p>
      <text:p text:style-name="Text_20_body">You may charge a fee for the physical act of transferring a copy, and<text:line-break/>you may at your option offer warranty protection in exchange for a fee.</text:p>
      <text:p text:style-name="Text_20_body">  2. You may modify your copy or copies of the Program or any portion<text:line-break/>of it, thus forming a work based on the Program, and copy and<text:line-break/>distribute such modifications or work under the terms of Section 1<text:line-break/>above, provided that you also meet all of these conditions:</text:p>
      <text:p text:style-name="Text_20_body">  a) You must cause the modified files to carry prominent notices<text:line-break/>  stating that you changed the files and the date of any change.</text:p>
      <text:p text:style-name="Text_20_body">  b) You must cause any work that you distribute or publish, that in<text:line-break/>  whole or in part contains or is derived from the Program or any<text:line-break/>  part thereof, to be licensed as a whole at no charge to all third<text:line-break/>  parties under the terms of this License.</text:p>
      <text:p text:style-name="Text_20_body">  c) If the modified program normally reads commands interactively<text:line-break/>  when run, you must cause it, when started running for such<text:line-break/>  interactive use in the most ordinary way, to print or display an<text:line-break/>  announcement including an appropriate copyright notice and a<text:line-break/><text:soft-page-break/>  notice that there is no warranty (or else, saying that you provide<text:line-break/>  a warranty) and that users may redistribute the program under<text:line-break/>  these conditions, and telling the user how to view a copy of this<text:line-break/>  License.  (Exception: if the Program itself is interactive but<text:line-break/>  does not normally print such an announcement, your work based on<text:line-break/>  the Program is not required to print an announcement.)</text:p>
      <text:p text:style-name="P2">These requirements apply to the modified work as a whole.  If<text:line-break/>identifiable sections of that work are not derived from the Program,<text:line-break/>and can be reasonably considered independent and separate works in<text:line-break/>themselves, then this License, and its terms, do not apply to those<text:line-break/>sections when you distribute them as separate works.  But when you<text:line-break/>distribute the same sections as part of a whole which is a work based<text:line-break/>on the Program, the distribution of the whole must be on the terms of<text:line-break/>this License, whose permissions for other licensees extend to the<text:line-break/>entire whole, and thus to each and every part regardless of who wrote it.</text:p>
      <text:p text:style-name="Text_20_body"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Program.</text:p>
      <text:p text:style-name="Text_20_body">In addition, mere aggregation of another work not based on the Program<text:line-break/>with the Program (or with a work based on the Program) on a volume of<text:line-break/>a storage or distribution medium does not bring the other work under<text:line-break/>the scope of this License.</text:p>
      <text:p text:style-name="Text_20_body">  3. You may copy and distribute the Program (or a work based on it,<text:line-break/>under Section 2) in object code or executable form under the terms of<text:line-break/>Sections 1 and 2 above provided that you also do one of the following:</text:p>
      <text:p text:style-name="Text_20_body">  a) Accompany it with the complete corresponding machine-readable<text:line-break/>  source code, which must be distributed under the terms of Sections<text:line-break/>  1 and 2 above on a medium customarily used for software interchange; or,</text:p>
      <text:p text:style-name="Text_20_body">  b) Accompany it with a written offer, valid for at least three<text:line-break/>  years, to give any third party, for a charge no more than your<text:line-break/>  cost of physically performing source distribution, a complete<text:line-break/>  machine-readable copy of the corresponding source code, to be<text:line-break/>  distributed under the terms of Sections 1 and 2 above on a medium<text:line-break/>  customarily used for software interchange; or,</text:p>
      <text:p text:style-name="Text_20_body">  c) Accompany it with the information you received as to the offer<text:line-break/>  to distribute corresponding source code.  (This alternative is<text:line-break/>  allowed only for noncommercial distribution and only if you<text:line-break/>  received the program in object code or executable form with such<text:line-break/>  an offer, in accord with Subsection b above.)</text:p>
      <text:p text:style-name="Text_20_body">The source code for a work means the preferred form of the work for<text:line-break/>making modifications to it.  For an executable work, complete source<text:line-break/>code means all the source code for all modules it contains, plus any<text:line-break/>associated interface definition files, plus the scripts used to<text:line-break/>control compilation and installation of the executable.  However, as a<text:line-break/>special exception, the source code distributed need not include<text:line-break/>anything that is normally distributed (in either source or binary<text:line-break/><text:soft-page-break/>form) with the major components (compiler, kernel, and so on) of the<text:line-break/>operating system on which the executable runs, unless that component<text:line-break/>itself accompanies the executable.</text:p>
      <text:p text:style-name="Text_20_body">If distribution of executable or object code is made by offering<text:line-break/>access to copy from a designated place, then offering equivalent<text:line-break/>access to copy the source code from the same place counts as<text:line-break/>distribution of the source code, even though third parties are not<text:line-break/>compelled to copy the source along with the object code.</text:p>
      <text:p text:style-name="P2">  4. You may not copy, modify, sublicense, or distribute the Program<text:line-break/>except as expressly provided under this License.  Any attempt<text:line-break/>otherwise to copy, modify, sublicense or distribute the Program is<text:line-break/>void, and will automatically terminate your rights under this License.<text:line-break/>However, parties who have received copies, or rights, from you under<text:line-break/>this License will not have their licenses terminated so long as such<text:line-break/>parties remain in full compliance.</text:p>
      <text:p text:style-name="Text_20_body">  5. You are not required to accept this License, since you have not<text:line-break/>signed it.  However, nothing else grants you permission to modify or<text:line-break/>distribute the Program or its derivative works.  These actions are<text:line-break/>prohibited by law if you do not accept this License.  Therefore, by<text:line-break/>modifying or distributing the Program (or any work based on the<text:line-break/>Program), you indicate your acceptance of this License to do so, and<text:line-break/>all its terms and conditions for copying, distributing or modifying<text:line-break/>the Program or works based on it.</text:p>
      <text:p text:style-name="Text_20_body">  6. Each time you redistribute the Program (or any work based on the<text:line-break/>Program), the recipient automatically receives a license from the<text:line-break/>original licensor to copy, distribute or modify the Program subject to<text:line-break/>these terms and conditions.  You may not impose any further<text:line-break/>restrictions on the recipients’ exercise of the rights granted herein.<text:line-break/>You are not responsible for enforcing compliance by third parties to<text:line-break/>this License.</text:p>
      <text:p text:style-name="Text_20_body">  7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  If you cannot<text:line-break/>distribute so as to satisfy simultaneously your obligations under this<text:line-break/>License and any other pertinent obligations, then as a consequence you<text:line-break/>may not distribute the Program at all.  For example, if a patent<text:line-break/>license would not permit royalty-free redistribution of the Program by<text:line-break/>all those who receive copies directly or indirectly through you, then<text:line-break/>the only way you could satisfy both it and this License would be to<text:line-break/>refrain entirely from distribution of the Program.</text:p>
      <text:p text:style-name="Text_20_body">If any portion of this section is held invalid or unenforceable under<text:line-break/>any particular circumstance, the balance of the section is intended to<text:line-break/>apply and the section as a whole is intended to apply in other<text:line-break/>circumstances.</text:p>
      <text:p text:style-name="Text_20_body"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, which is<text:line-break/><text:soft-page-break/>implemented by public license practices.  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/text:p>
      <text:p text:style-name="Text_20_body">This section is intended to make thoroughly clear what is believed to<text:line-break/>be a consequence of the rest of this License.</text:p>
      <text:p text:style-name="P2">  8. If the distribution and/or use of the Program is restricted in<text:line-break/>certain countries either by patents or by copyrighted interfaces, the<text:line-break/>original copyright holder who places the Program under this License<text:line-break/>may add an explicit geographical distribution limitation excluding<text:line-break/>those countries, so that distribution is permitted only in or among<text:line-break/>countries not thus excluded.  In such case, this License incorporates<text:line-break/>the limitation as if written in the body of this License.</text:p>
      <text:p text:style-name="Text_20_body">  9. The Free Software Foundation may publish revised and/or new versions<text:line-break/>of the General Public License from time to time.  Such new versions will<text:line-break/>be similar in spirit to the present version, but may differ in detail to<text:line-break/>address new problems or concerns.</text:p>
      <text:p text:style-name="Text_20_body">Each version is given a distinguishing version number.  If the Program<text:line-break/>specifies a version number of this License which applies to it and “any<text:line-break/>later version”, you have the option of following the terms and conditions<text:line-break/>either of that version or of any later version published by the Free<text:line-break/>Software Foundation.  If the Program does not specify a version number of<text:line-break/>this License, you may choose any version ever published by the Free Software<text:line-break/>Foundation.</text:p>
      <text:p text:style-name="Text_20_body">  10. If you wish to incorporate parts of the Program into other free<text:line-break/>programs whose distribution conditions are different, write to the author<text:line-break/>to ask for permission.  For software which is copyrighted by the Free<text:line-break/>Software Foundation, write to the Free Software Foundation; we sometimes<text:line-break/>make exceptions for this.  Our decision will be guided by the two goals<text:line-break/>of preserving the free status of all derivatives of our free software and<text:line-break/>of promoting the sharing and reuse of software generally.</text:p>
      <text:p text:style-name="Text_20_body">  NO WARRANTY</text:p>
      <text:p text:style-name="Text_20_body">  11. BECAUSE THE PROGRAM IS LICENSED FREE OF CHARGE, THERE IS NO WARRANTY<text:line-break/>FOR THE PROGRAM, TO THE EXTENT PERMITTED BY APPLICABLE LAW.  EXCEPT WHEN<text:line-break/>OTHERWISE STATED IN WRITING THE COPYRIGHT HOLDERS AND/OR OTHER PARTIES<text:line-break/>PROVIDE THE PROGRAM “AS IS” WITHOUT WARRANTY OF ANY KIND, EITHER EXPRESSED<text:line-break/>OR IMPLIED, INCLUDING, BUT NOT LIMITED TO, THE IMPLIED WARRANTIES OF<text:line-break/>MERCHANTABILITY AND FITNESS FOR A PARTICULAR PURPOSE.  THE ENTIRE RISK AS<text:line-break/>TO THE QUALITY AND PERFORMANCE OF THE PROGRAM IS WITH YOU.  SHOULD THE<text:line-break/>PROGRAM PROVE DEFECTIVE, YOU ASSUME THE COST OF ALL NECESSARY SERVICING,<text:line-break/>REPAIR OR CORRECTION.</text:p>
      <text:p text:style-name="Text_20_body"><text:soft-page-break/>  12. IN NO EVENT UNLESS REQUIRED BY APPLICABLE LAW OR AGREED TO IN WRITING<text:line-break/>WILL ANY COPYRIGHT HOLDER, OR ANY OTHER PARTY WHO MAY MODIFY AND/OR<text:line-break/>REDISTRIBUTE THE PROGRAM AS PERMITTED ABOVE, BE LIABLE TO YOU FOR DAMAGES,<text:line-break/>INCLUDING ANY GENERAL, SPECIAL, INCIDENTAL OR CONSEQUENTIAL DAMAGES ARISING<text:line-break/>OUT OF THE USE OR INABILITY TO USE THE PROGRAM (INCLUDING BUT NOT LIMITED<text:line-break/>TO LOSS OF DATA OR DATA BEING RENDERED INACCURATE OR LOSSES SUSTAINED BY<text:line-break/>YOU OR THIRD PARTIES OR A FAILURE OF THE PROGRAM TO OPERATE WITH ANY OTHER<text:line-break/>PROGRAMS), EVEN IF SUCH HOLDER OR OTHER PARTY HAS BEEN ADVISED OF THE<text:line-break/>POSSIBILITY OF SUCH DAMAGES.</text:p>
      <text:p text:style-name="Text_20_body">    END OF TERMS AND CONDITIONS</text:p>
      <text:p text:style-name="P2">  How to Apply These Terms to Your New Programs</text:p>
      <text:p text:style-name="Text_20_body">  If you develop a new program, and you want it to be of the greatest<text:line-break/>possible use to the public, the best way to achieve this is to make it<text:line-break/>free software which everyone can redistribute and change under these terms.</text:p>
      <text:p text:style-name="Text_20_body">  To do so, attach the following notices to the program.  It is safest<text:line-break/>to attach them to the start of each source file to most effectively<text:line-break/>convey the exclusion of warranty; and each file should have at least<text:line-break/>the “copyright” line and a pointer to where the full notice is found.</text:p>
      <text:p text:style-name="Text_20_body">  Copyright (C)</text:p>
      <text:p text:style-name="Text_20_body">  This program is free software; you can redistribute it and/or modify<text:line-break/>  it under the terms of the GNU General Public License as published by<text:line-break/>  the Free Software Foundation; either version 2 of the License, or<text:line-break/>  (at your option) any later version.</text:p>
      <text:p text:style-name="Text_20_body">  This program is distributed in the hope that it will be useful,<text:line-break/>  but WITHOUT ANY WARRANTY; without even the implied warranty of<text:line-break/>  MERCHANTABILITY or FITNESS FOR A PARTICULAR PURPOSE.  See the<text:line-break/>  GNU General Public License for more details.</text:p>
      <text:p text:style-name="Text_20_body">  You should have received a copy of the GNU General Public License<text:line-break/>  along with this program; if not, write to the Free Software<text:line-break/>  Foundation, Inc., 59 Temple Place, Suite 330, Boston, MA 02111-1307 USA</text:p>
      <text:p text:style-name="Text_20_body"><text:line-break/>Also add information on how to contact you by electronic and paper mail.</text:p>
      <text:p text:style-name="Text_20_body">If the program is interactive, make it output a short notice like this<text:line-break/>when it starts in an interactive mode:</text:p>
      <text:p text:style-name="Text_20_body">  Gnomovision version 69, Copyright (C) year name of author<text:line-break/>  Gnomovision comes with ABSOLUTELY NO WARRANTY; for details type `show w’.<text:line-break/>  This is free software, and you are welcome to redistribute it<text:line-break/>  under certain conditions; type `show c’ for details.</text:p>
      <text:p text:style-name="Text_20_body">The hypothetical commands `show w’ and `show c’ should show the appropriate<text:line-break/>parts of the General Public License.  Of course, the commands you use may<text:line-break/>be called something other than `show w’ and `show c’; they could even be<text:line-break/>mouse-clicks or menu items—whatever suits your program.</text:p>
      <text:p text:style-name="Text_20_body">You should also get your employer (if you work as a programmer) or your<text:line-break/>school, if any, to sign a “copyright disclaimer” for the program, if<text:line-break/>necessary.  Here is a sample; alter the names:</text:p>
      <text:p text:style-name="Text_20_body">  Yoyodyne, Inc., hereby disclaims all copyright interest in the program<text:line-break/>  `Gnomovision’ (which makes passes at compilers) written by James Hacker.</text:p>
      <text:p text:style-name="Text_20_body"> </text:p>
      <text:p text:style-name="Text_20_body"><text:soft-page-break/>, 1 April 1989<text:line-break/>  Ty Coon, President of Vice</text:p>
      <text:p text:style-name="Text_20_body">This General Public License does not permit incorporating your program into<text:line-break/>proprietary programs.  If your program is a subroutine library, you may<text:line-break/>consider it more useful to permit linking proprietary applications with the<text:line-break/>library.  If this is what you want to do, use the GNU Library General<text:line-break/>Public License instead of this Licens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5:20:49.846000000</meta:creation-date>
    <dc:date>2018-02-23T20:15:44.033815661</dc:date>
    <meta:editing-duration>PT5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2" meta:paragraph-count="63" meta:word-count="2967" meta:character-count="17765" meta:non-whitespace-character-count="14651"/>
  </office:meta>
</office:document-meta>
</file>